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Planogram Compliance">
        <table:table-row>
          <table:table-cell>
            <text:p>Model Name</text:p>
          </table:table-cell>
          <table:table-cell>
            <text:p>X</text:p>
          </table:table-cell>
          <table:table-cell>
            <text:p>Y</text:p>
          </table:table-cell>
          <table:table-cell>
            <text:p>Z</text:p>
          </table:table-cell>
          <table:table-cell>
            <text:p>R</text:p>
          </table:table-cell>
          <table:table-cell>
            <text:p>P</text:p>
          </table:table-cell>
          <table:table-cell>
            <text:p>Y (Yaw)</text:p>
          </table:table-cell>
          <table:table-cell>
            <text:p>Selected</text:p>
          </table:table-cell>
        </table:table-row>
        <table:table-row>
          <table:table-cell>
            <text:p>coke_can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</text:p>
          </table:table-cell>
        </table:table-row>
        <table:table-row>
          <table:table-cell>
            <text:p>coke_can</text:p>
          </table:table-cell>
          <table:table-cell>
            <text:p>3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</text:p>
          </table:table-cell>
        </table:table-row>
        <table:table-row>
          <table:table-cell>
            <text:p>casual_female</text:p>
          </table:table-cell>
          <table:table-cell>
            <text:p>6.0</text:p>
          </table:table-cell>
          <table:table-cell>
            <text:p>6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.0</text:p>
          </table:table-cell>
          <table:table-cell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